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2T23:25:39.25</dc:date>
    <meta:editing-duration>P9DT15H22M46S</meta:editing-duration>
    <meta:editing-cycles>45</meta:editing-cycles>
    <meta:generator>OpenOffice/4.1.1$Win32 OpenOffice.org_project/411m6$Build-9775</meta:generator>
    <meta:document-statistic meta:table-count="0" meta:image-count="0" meta:object-count="0" meta:page-count="1" meta:paragraph-count="33" meta:word-count="372" meta:character-count="1972"/>
  </office:meta>
</office:document-meta>
</file>